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3-07-1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59728" calcext:value-type="float">
            <text:p>171.5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3-04-13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524" calcext:value-type="float">
            <text:p>171.4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3-02-13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524" calcext:value-type="float">
            <text:p>171.4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2-09-2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1764" calcext:value-type="float">
            <text:p>171.6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2-07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4008" calcext:value-type="float">
            <text:p>171.5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2-04-11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6096" calcext:value-type="float">
            <text:p>171.4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1-11-18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04864" calcext:value-type="float">
            <text:p>171.5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1-07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6576" calcext:value-type="float">
            <text:p>171.4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1-03-2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5668" calcext:value-type="float">
            <text:p>171.5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0-10-1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59728" calcext:value-type="float">
            <text:p>171.5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0-07-16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4008" calcext:value-type="float">
            <text:p>171.5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0-04-2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5824" calcext:value-type="float">
            <text:p>171.5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20-01-08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46952" calcext:value-type="float">
            <text:p>171.4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9-10-18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9624" calcext:value-type="float">
            <text:p>171.4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9-07-17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048" calcext:value-type="float">
            <text:p>171.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9-03-27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3528" calcext:value-type="float">
            <text:p>171.4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9-01-3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96" calcext:value-type="float">
            <text:p>171.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8-10-16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11544" calcext:value-type="float">
            <text:p>171.6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8-07-05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24" calcext:value-type="float">
            <text:p>171.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8-04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144" calcext:value-type="float">
            <text:p>171.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8-01-11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38392" calcext:value-type="float">
            <text:p>171.5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7-10-31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6096" calcext:value-type="float">
            <text:p>171.4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7-07-25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3528" calcext:value-type="float">
            <text:p>171.4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7-04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3528" calcext:value-type="float">
            <text:p>171.4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6-12-14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77432" calcext:value-type="float">
            <text:p>171.4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6-09-14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144" calcext:value-type="float">
            <text:p>171.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6-06-30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38392" calcext:value-type="float">
            <text:p>171.5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6-03-23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" calcext:value-type="float">
            <text:p>17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5-12-3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74384" calcext:value-type="float">
            <text:p>171.4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5-09-0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59728" calcext:value-type="float">
            <text:p>171.5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5-04-20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93256" calcext:value-type="float">
            <text:p>171.5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5-02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7192" calcext:value-type="float">
            <text:p>171.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4-11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26784" calcext:value-type="float">
            <text:p>171.6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4-06-1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048" calcext:value-type="float">
            <text:p>171.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4-02-10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8288" calcext:value-type="float">
            <text:p>171.4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4-01-15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3152" calcext:value-type="float">
            <text:p>171.5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3-10-2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79896" calcext:value-type="float">
            <text:p>171.3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3-06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7328" calcext:value-type="float">
            <text:p>171.4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2-06-18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24" calcext:value-type="float">
            <text:p>171.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1-08-29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2776" calcext:value-type="float">
            <text:p>171.5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1-05-18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2776" calcext:value-type="float">
            <text:p>171.5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0-11-08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40856" calcext:value-type="float">
            <text:p>171.4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10-06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24" calcext:value-type="float">
            <text:p>171.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9-10-1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96" calcext:value-type="float">
            <text:p>171.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9-06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96" calcext:value-type="float">
            <text:p>171.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9-02-06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904" calcext:value-type="float">
            <text:p>171.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8-10-1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96" calcext:value-type="float">
            <text:p>171.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8-07-0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" calcext:value-type="float">
            <text:p>17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904" calcext:value-type="float">
            <text:p>171.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6-04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7192" calcext:value-type="float">
            <text:p>171.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96" calcext:value-type="float">
            <text:p>171.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5-08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048" calcext:value-type="float">
            <text:p>171.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19392" calcext:value-type="float">
            <text:p>171.9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200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292" calcext:value-type="float">
            <text:p>171.9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197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072" calcext:value-type="float">
            <text:p>171.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9384" calcext:value-type="float">
            <text:p>171.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197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952" calcext:value-type="float">
            <text:p>171.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197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7964" calcext:value-type="float">
            <text:p>172.3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706111014701</text:p>
          </table:table-cell>
          <table:table-cell office:value-type="string" calcext:value-type="string">
            <text:p>1966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2" calcext:value-type="float">
            <text:p>172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